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textarea-horizontal-align="center" draw:textarea-vertical-align="middle" draw:shadow="visible"/>
    </style:style>
    <style:style style:name="gr3" style:family="graphic" style:parent-style-name="standard">
      <style:graphic-properties draw:stroke="dash" draw:stroke-dash="_32__20_Dots_20_1_20_Dash" draw:textarea-horizontal-align="center" draw:textarea-vertical-align="middle" draw:shadow="visib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Courier" style:font-family-generic="modern" style:font-pitch="fixed"/>
    </style:style>
    <style:style style:name="P3" style:family="paragraph">
      <style:paragraph-properties fo:margin-left="0cm" fo:margin-right="0cm" fo:text-align="center" fo:text-indent="0cm"/>
      <style:text-properties fo:font-family="Courier" style:font-family-generic="modern" style:font-pitch="fixed"/>
    </style:style>
    <style:style style:name="P4" style:family="paragraph">
      <style:paragraph-properties fo:text-align="center"/>
    </style:style>
    <style:style style:name="T1" style:family="text">
      <style:text-properties fo:font-family="Courier" style:font-family-generic="modern" style:font-pitch="fixed" fo:font-style="italic"/>
    </style:style>
    <style:style style:name="T2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id="id1" draw:layer="layout" svg:width="4.763cm" svg:height="1.324cm" svg:x="7.686cm" svg:y="0.313cm">
            <text:p text:style-name="P1"><text:span text:style-name="T1">S</text:span><text:span text:style-name="T2">.tb</text:span></text:p>
          </draw:rect>
          <draw:ellipse draw:style-name="gr2" draw:text-style-name="P3" draw:id="id2" draw:layer="layout" svg:width="8.783cm" svg:height="1.452cm" svg:x="5.713cm" svg:y="2.976cm">
            <text:p text:style-name="P1"><text:span text:style-name="T2">toolbus -gentifs </text:span><text:span text:style-name="T1">S</text:span><text:span text:style-name="T2">.tb</text:span></text:p>
          </draw:ellipse>
          <draw:rect draw:style-name="gr1" draw:text-style-name="P2" draw:id="id3" draw:layer="layout" svg:width="3.704cm" svg:height="1.324cm" svg:x="8.262cm" svg:y="5.893cm">
            <text:p text:style-name="P1"><text:span text:style-name="T1">S</text:span><text:span text:style-name="T2">.tifs</text:span></text:p>
          </draw:rect>
          <draw:ellipse draw:style-name="gr2" draw:text-style-name="P3" draw:id="id4" draw:layer="layout" svg:width="9.155cm" svg:height="1.527cm" svg:x="5.527cm" svg:y="8.931cm">
            <text:p text:style-name="P3"><text:span text:style-name="T2">tifstoc -tool </text:span><text:span text:style-name="T1">Nm</text:span><text:span text:style-name="T2"> </text:span><text:span text:style-name="T1">S</text:span><text:span text:style-name="T2">.tifs</text:span></text:p>
          </draw:ellipse>
          <draw:ellipse draw:style-name="gr2" draw:text-style-name="P3" draw:id="id5" draw:layer="layout" svg:width="4.416cm" svg:height="1.229cm" svg:x="0.681cm" svg:y="9.08cm">
            <text:p text:style-name="P3"><text:span text:style-name="T2">tifstojava</text:span></text:p>
          </draw:ellipse>
          <draw:ellipse draw:style-name="gr3" draw:text-style-name="P3" draw:id="id6" draw:layer="layout" svg:width="4.464cm" svg:height="1.451cm" svg:x="15.112cm" svg:y="8.969cm">
            <text:p text:style-name="P3"><text:span text:style-name="T2">...</text:span></text:p>
          </draw:ellipse>
          <draw:connector draw:style-name="gr4" draw:text-style-name="P4" draw:layer="layout" draw:type="line" svg:x1="10.067cm" svg:y1="1.637cm" svg:x2="10.104cm" svg:y2="2.976cm" draw:start-shape="id1" draw:start-glue-point="2" draw:end-shape="id2" draw:end-glue-point="0">
            <text:p/>
          </draw:connector>
          <draw:connector draw:style-name="gr4" draw:text-style-name="P4" draw:layer="layout" draw:type="line" svg:x1="10.104cm" svg:y1="4.428cm" svg:x2="10.114cm" svg:y2="5.893cm" draw:start-shape="id2" draw:start-glue-point="2" draw:end-shape="id3" draw:end-glue-point="0">
            <text:p/>
          </draw:connector>
          <draw:connector draw:style-name="gr4" draw:text-style-name="P4" draw:layer="layout" draw:type="line" svg:x1="10.114cm" svg:y1="7.217cm" svg:x2="10.104cm" svg:y2="8.931cm" draw:start-shape="id3" draw:start-glue-point="2" draw:end-shape="id4" draw:end-glue-point="0">
            <text:p/>
          </draw:connector>
          <draw:connector draw:style-name="gr4" draw:text-style-name="P4" draw:layer="layout" draw:type="line" svg:x1="8.262cm" svg:y1="6.555cm" svg:x2="2.889cm" svg:y2="9.08cm" draw:start-shape="id3" draw:start-glue-point="3" draw:end-shape="id5" draw:end-glue-point="0">
            <text:p/>
          </draw:connector>
          <draw:connector draw:style-name="gr5" draw:text-style-name="P4" draw:layer="layout" draw:type="line" svg:x1="11.966cm" svg:y1="6.555cm" svg:x2="17.344cm" svg:y2="8.969cm" draw:start-shape="id3" draw:start-glue-point="1" draw:end-shape="id6" draw:end-glue-point="0">
            <text:p/>
          </draw:connector>
          <draw:rect draw:style-name="gr1" draw:text-style-name="P2" draw:id="id7" draw:layer="layout" svg:width="3.704cm" svg:height="1.324cm" svg:x="8.298cm" svg:y="12.146cm">
            <text:p text:style-name="P1"><text:span text:style-name="T1">Nm.</text:span><text:span text:style-name="T2">tif.c</text:span></text:p>
          </draw:rect>
          <draw:connector draw:style-name="gr4" draw:text-style-name="P4" draw:layer="layout" draw:type="line" svg:x1="10.104cm" svg:y1="10.458cm" svg:x2="10.15cm" svg:y2="12.146cm" draw:start-shape="id4" draw:start-glue-point="2" draw:end-shape="id7" draw:end-glue-point="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5:35:35</meta:creation-date>
    <dc:date>2007-11-02T08:34:05</dc:date>
    <dc:language>en-US</dc:language>
    <meta:editing-cycles>5</meta:editing-cycles>
    <meta:editing-duration>PT35M36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